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22-11-0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17-12-2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6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8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6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6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5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9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8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7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5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8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5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36" calcext:value-type="float">
            <text:p>-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7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6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5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12" calcext:value-type="float">
            <text:p>-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45K0001</text:p>
          </table:table-cell>
          <table:table-cell office:value-type="string" calcext:value-type="string">
            <text:p>196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872" calcext:value-type="float">
            <text:p>-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